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 Mono" svg:font-family="'Roboto Mono'"/>
    <style:font-face style:name="FreeMono" svg:font-family="FreeMono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5.9543in"/>
    </style:style>
    <style:style style:name="co3" style:family="table-column">
      <style:table-column-properties fo:break-before="auto" style:column-width="0.7783in"/>
    </style:style>
    <style:style style:name="co4" style:family="table-column">
      <style:table-column-properties fo:break-before="auto" style:column-width="1.9154in"/>
    </style:style>
    <style:style style:name="co5" style:family="table-column">
      <style:table-column-properties fo:break-before="auto" style:column-width="0.3854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2783in"/>
    </style:style>
    <style:style style:name="co8" style:family="table-column">
      <style:table-column-properties fo:break-before="auto" style:column-width="1.5575in"/>
    </style:style>
    <style:style style:name="co9" style:family="table-column">
      <style:table-column-properties fo:break-before="auto" style:column-width="0.7862in"/>
    </style:style>
    <style:style style:name="co10" style:family="table-column">
      <style:table-column-properties fo:break-before="auto" style:column-width="1.922in"/>
    </style:style>
    <style:style style:name="co11" style:family="table-column">
      <style:table-column-properties fo:break-before="auto" style:column-width="0.9744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prensa">
      <style:table-properties table:display="true" style:writing-mode="lr-tb"/>
    </style:style>
    <style:style style:name="ta2" style:family="table" style:master-page-name="PageStyle_5f_s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49" style:family="table-cell" style:parent-style-name="Default">
      <style:text-properties style:font-name="DejaVu Sans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2" style:family="table-cell" style:parent-style-name="Default" style:data-style-name="N100">
      <style:table-cell-properties fo:background-color="#fffff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6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b7b7b7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6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=1" style:apply-style-name="Untitled4" style:base-cell-address="grid.U12"/>
      <style:map style:condition="cell-content()!=1" style:apply-style-name="Untitled5" style:base-cell-address="grid.U12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36" style:family="table-cell" style:parent-style-name="Default" style:data-style-name="N100">
      <style:table-cell-properties style:text-align-source="value-type" style:repeat-content="false" style:rotation-align="none" style:vertical-align="middl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37" style:family="table-cell" style:parent-style-name="Default" style:data-style-name="N100">
      <style:table-cell-properties style:text-align-source="value-type" style:repeat-content="false" style:vertical-align="middle"/>
      <style:text-properties style:font-name="FreeMono" fo:font-size="8pt" style:font-size-asian="8pt" style:font-size-complex="8pt"/>
    </style:style>
    <style:style style:name="ce38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3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font-name="FreeMono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reeMono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style:rotation-align="none" style:vertical-align="middl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style:vertical-align="middle"/>
      <style:text-properties style:font-name="FreeMono"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id" table:style-name="ta1">
        <office:forms form:automatic-focus="false" form:apply-design-mode="false"/>
        <table:table-column table:style-name="co1" table:number-columns-repeated="1024" table:default-cell-style-name="ce49"/>
        <table:table-row table:style-name="ro1">
          <table:table-cell/>
          <table:table-cell table:style-name="ce50" table:number-columns-repeated="26"/>
          <table:table-cell table:number-columns-repeated="997"/>
        </table:table-row>
        <table:table-row table:style-name="ro1">
          <table:table-cell/>
          <table:table-cell table:style-name="ce50" table:number-columns-repeated="3"/>
          <table:table-cell table:number-columns-repeated="2"/>
          <table:table-cell table:style-name="ce55" table:formula="of:=MID([.$B$13];[.B15];1)" office:value-type="string" office:string-value="9" calcext:value-type="string">
            <text:p>9</text:p>
          </table:table-cell>
          <table:table-cell table:style-name="ce58" table:formula="of:=MID([.$B$13];[.C15];1)" office:value-type="string" office:string-value="6" calcext:value-type="string">
            <text:p>6</text:p>
          </table:table-cell>
          <table:table-cell table:style-name="ce61" table:formula="of:=MID([.$B$13];[.D15];1)" office:value-type="string" office:string-value="0" calcext:value-type="string">
            <text:p>0</text:p>
          </table:table-cell>
          <table:table-cell table:style-name="ce55" table:formula="of:=MID([.$B$13];[.E15];1)" office:value-type="string" office:string-value="0" calcext:value-type="string">
            <text:p>0</text:p>
          </table:table-cell>
          <table:table-cell table:style-name="ce58" table:formula="of:=MID([.$B$13];[.F15];1)" office:value-type="string" office:string-value="0" calcext:value-type="string">
            <text:p>0</text:p>
          </table:table-cell>
          <table:table-cell table:style-name="ce61" table:formula="of:=MID([.$B$13];[.G15];1)" office:value-type="string" office:string-value="0" calcext:value-type="string">
            <text:p>0</text:p>
          </table:table-cell>
          <table:table-cell table:style-name="ce55" table:formula="of:=MID([.$B$13];[.H15];1)" office:value-type="string" office:string-value="8" calcext:value-type="string">
            <text:p>8</text:p>
          </table:table-cell>
          <table:table-cell table:style-name="ce58" table:formula="of:=MID([.$B$13];[.I15];1)" office:value-type="string" office:string-value="0" calcext:value-type="string">
            <text:p>0</text:p>
          </table:table-cell>
          <table:table-cell table:style-name="ce61" table:formula="of:=MID([.$B$13];[.J15];1)" office:value-type="string" office:string-value="0" calcext:value-type="string">
            <text:p>0</text:p>
          </table:table-cell>
          <table:table-cell table:number-columns-repeated="2"/>
          <table:table-cell table:style-name="ce50" table:number-columns-repeated="10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6" table:formula="of:=MID([.$B$13];[.B16];1)" office:value-type="string" office:string-value="0" calcext:value-type="string">
            <text:p>0</text:p>
          </table:table-cell>
          <table:table-cell table:style-name="ce59" table:formula="of:=MID([.$B$13];[.C16];1)" office:value-type="string" office:string-value="0" calcext:value-type="string">
            <text:p>0</text:p>
          </table:table-cell>
          <table:table-cell table:style-name="ce62" table:formula="of:=MID([.$B$13];[.D16];1)" office:value-type="string" office:string-value="0" calcext:value-type="string">
            <text:p>0</text:p>
          </table:table-cell>
          <table:table-cell table:style-name="ce56" table:formula="of:=MID([.$B$13];[.E16];1)" office:value-type="string" office:string-value="0" calcext:value-type="string">
            <text:p>0</text:p>
          </table:table-cell>
          <table:table-cell table:style-name="ce59" table:formula="of:=MID([.$B$13];[.F16];1)" office:value-type="string" office:string-value="5" calcext:value-type="string">
            <text:p>5</text:p>
          </table:table-cell>
          <table:table-cell table:style-name="ce62" table:formula="of:=MID([.$B$13];[.G16];1)" office:value-type="string" office:string-value="0" calcext:value-type="string">
            <text:p>0</text:p>
          </table:table-cell>
          <table:table-cell table:style-name="ce56" table:formula="of:=MID([.$B$13];[.H16];1)" office:value-type="string" office:string-value="0" calcext:value-type="string">
            <text:p>0</text:p>
          </table:table-cell>
          <table:table-cell table:style-name="ce59" table:formula="of:=MID([.$B$13];[.I16];1)" office:value-type="string" office:string-value="0" calcext:value-type="string">
            <text:p>0</text:p>
          </table:table-cell>
          <table:table-cell table:style-name="ce62" table:formula="of:=MID([.$B$13];[.J16];1)" office:value-type="string" office:string-value="0" calcext:value-type="string">
            <text:p>0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7" table:formula="of:=MID([.$B$13];[.B17];1)" office:value-type="string" office:string-value="0" calcext:value-type="string">
            <text:p>0</text:p>
          </table:table-cell>
          <table:table-cell table:style-name="ce60" table:formula="of:=MID([.$B$13];[.C17];1)" office:value-type="string" office:string-value="0" calcext:value-type="string">
            <text:p>0</text:p>
          </table:table-cell>
          <table:table-cell table:style-name="ce63" table:formula="of:=MID([.$B$13];[.D17];1)" office:value-type="string" office:string-value="1" calcext:value-type="string">
            <text:p>1</text:p>
          </table:table-cell>
          <table:table-cell table:style-name="ce57" table:formula="of:=MID([.$B$13];[.E17];1)" office:value-type="string" office:string-value="4" calcext:value-type="string">
            <text:p>4</text:p>
          </table:table-cell>
          <table:table-cell table:style-name="ce60" table:formula="of:=MID([.$B$13];[.F17];1)" office:value-type="string" office:string-value="0" calcext:value-type="string">
            <text:p>0</text:p>
          </table:table-cell>
          <table:table-cell table:style-name="ce63" table:formula="of:=MID([.$B$13];[.G17];1)" office:value-type="string" office:string-value="0" calcext:value-type="string">
            <text:p>0</text:p>
          </table:table-cell>
          <table:table-cell table:style-name="ce57" table:formula="of:=MID([.$B$13];[.H17];1)" office:value-type="string" office:string-value="0" calcext:value-type="string">
            <text:p>0</text:p>
          </table:table-cell>
          <table:table-cell table:style-name="ce60" table:formula="of:=MID([.$B$13];[.I17];1)" office:value-type="string" office:string-value="0" calcext:value-type="string">
            <text:p>0</text:p>
          </table:table-cell>
          <table:table-cell table:style-name="ce63" table:formula="of:=MID([.$B$13];[.J17];1)" office:value-type="string" office:string-value="0" calcext:value-type="string">
            <text:p>0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5" table:formula="of:=MID([.$B$13];[.B18];1)" office:value-type="string" office:string-value="0" calcext:value-type="string">
            <text:p>0</text:p>
          </table:table-cell>
          <table:table-cell table:style-name="ce58" table:formula="of:=MID([.$B$13];[.C18];1)" office:value-type="string" office:string-value="0" calcext:value-type="string">
            <text:p>0</text:p>
          </table:table-cell>
          <table:table-cell table:style-name="ce61" table:formula="of:=MID([.$B$13];[.D18];1)" office:value-type="string" office:string-value="0" calcext:value-type="string">
            <text:p>0</text:p>
          </table:table-cell>
          <table:table-cell table:style-name="ce55" table:formula="of:=MID([.$B$13];[.E18];1)" office:value-type="string" office:string-value="0" calcext:value-type="string">
            <text:p>0</text:p>
          </table:table-cell>
          <table:table-cell table:style-name="ce58" table:formula="of:=MID([.$B$13];[.F18];1)" office:value-type="string" office:string-value="0" calcext:value-type="string">
            <text:p>0</text:p>
          </table:table-cell>
          <table:table-cell table:style-name="ce64" table:formula="of:=MID([.$B$13];[.G18];1)" office:value-type="string" office:string-value="0" calcext:value-type="string">
            <text:p>0</text:p>
          </table:table-cell>
          <table:table-cell table:style-name="ce55" table:formula="of:=MID([.$B$13];[.H18];1)" office:value-type="string" office:string-value="2" calcext:value-type="string">
            <text:p>2</text:p>
          </table:table-cell>
          <table:table-cell table:style-name="ce58" table:formula="of:=MID([.$B$13];[.I18];1)" office:value-type="string" office:string-value="0" calcext:value-type="string">
            <text:p>0</text:p>
          </table:table-cell>
          <table:table-cell table:style-name="ce61" table:formula="of:=MID([.$B$13];[.J18];1)" office:value-type="string" office:string-value="0" calcext:value-type="string">
            <text:p>0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6" table:formula="of:=MID([.$B$13];[.B19];1)" office:value-type="string" office:string-value="2" calcext:value-type="string">
            <text:p>2</text:p>
          </table:table-cell>
          <table:table-cell table:style-name="ce59" table:formula="of:=MID([.$B$13];[.C19];1)" office:value-type="string" office:string-value="5" calcext:value-type="string">
            <text:p>5</text:p>
          </table:table-cell>
          <table:table-cell table:style-name="ce62" table:formula="of:=MID([.$B$13];[.D19];1)" office:value-type="string" office:string-value="0" calcext:value-type="string">
            <text:p>0</text:p>
          </table:table-cell>
          <table:table-cell table:style-name="ce56" table:formula="of:=MID([.$B$13];[.E19];1)" office:value-type="string" office:string-value="0" calcext:value-type="string">
            <text:p>0</text:p>
          </table:table-cell>
          <table:table-cell table:style-name="ce59" table:formula="of:=MID([.$B$13];[.F19];1)" office:value-type="string" office:string-value="0" calcext:value-type="string">
            <text:p>0</text:p>
          </table:table-cell>
          <table:table-cell table:style-name="ce62" table:formula="of:=MID([.$B$13];[.G19];1)" office:value-type="string" office:string-value="6" calcext:value-type="string">
            <text:p>6</text:p>
          </table:table-cell>
          <table:table-cell table:style-name="ce56" table:formula="of:=MID([.$B$13];[.H19];1)" office:value-type="string" office:string-value="0" calcext:value-type="string">
            <text:p>0</text:p>
          </table:table-cell>
          <table:table-cell table:style-name="ce59" table:formula="of:=MID([.$B$13];[.I19];1)" office:value-type="string" office:string-value="0" calcext:value-type="string">
            <text:p>0</text:p>
          </table:table-cell>
          <table:table-cell table:style-name="ce62" table:formula="of:=MID([.$B$13];[.J19];1)" office:value-type="string" office:string-value="0" calcext:value-type="string">
            <text:p>0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7" table:formula="of:=MID([.$B$13];[.B20];1)" office:value-type="string" office:string-value="0" calcext:value-type="string">
            <text:p>0</text:p>
          </table:table-cell>
          <table:table-cell table:style-name="ce60" table:formula="of:=MID([.$B$13];[.C20];1)" office:value-type="string" office:string-value="3" calcext:value-type="string">
            <text:p>3</text:p>
          </table:table-cell>
          <table:table-cell table:style-name="ce63" table:formula="of:=MID([.$B$13];[.D20];1)" office:value-type="string" office:string-value="9" calcext:value-type="string">
            <text:p>9</text:p>
          </table:table-cell>
          <table:table-cell table:style-name="ce57" table:formula="of:=MID([.$B$13];[.E20];1)" office:value-type="string" office:string-value="1" calcext:value-type="string">
            <text:p>1</text:p>
          </table:table-cell>
          <table:table-cell table:style-name="ce60" table:formula="of:=MID([.$B$13];[.F20];1)" office:value-type="string" office:string-value="0" calcext:value-type="string">
            <text:p>0</text:p>
          </table:table-cell>
          <table:table-cell table:style-name="ce63" table:formula="of:=MID([.$B$13];[.G20];1)" office:value-type="string" office:string-value="5" calcext:value-type="string">
            <text:p>5</text:p>
          </table:table-cell>
          <table:table-cell table:style-name="ce57" table:formula="of:=MID([.$B$13];[.H20];1)" office:value-type="string" office:string-value="0" calcext:value-type="string">
            <text:p>0</text:p>
          </table:table-cell>
          <table:table-cell table:style-name="ce60" table:formula="of:=MID([.$B$13];[.I20];1)" office:value-type="string" office:string-value="0" calcext:value-type="string">
            <text:p>0</text:p>
          </table:table-cell>
          <table:table-cell table:style-name="ce63" table:formula="of:=MID([.$B$13];[.J20];1)" office:value-type="string" office:string-value="0" calcext:value-type="string">
            <text:p>0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5" table:formula="of:=MID([.$B$13];[.B21];1)" office:value-type="string" office:string-value="0" calcext:value-type="string">
            <text:p>0</text:p>
          </table:table-cell>
          <table:table-cell table:style-name="ce58" table:formula="of:=MID([.$B$13];[.C21];1)" office:value-type="string" office:string-value="0" calcext:value-type="string">
            <text:p>0</text:p>
          </table:table-cell>
          <table:table-cell table:style-name="ce61" table:formula="of:=MID([.$B$13];[.D21];1)" office:value-type="string" office:string-value="0" calcext:value-type="string">
            <text:p>0</text:p>
          </table:table-cell>
          <table:table-cell table:style-name="ce55" table:formula="of:=MID([.$B$13];[.E21];1)" office:value-type="string" office:string-value="0" calcext:value-type="string">
            <text:p>0</text:p>
          </table:table-cell>
          <table:table-cell table:style-name="ce58" table:formula="of:=MID([.$B$13];[.F21];1)" office:value-type="string" office:string-value="0" calcext:value-type="string">
            <text:p>0</text:p>
          </table:table-cell>
          <table:table-cell table:style-name="ce61" table:formula="of:=MID([.$B$13];[.G21];1)" office:value-type="string" office:string-value="8" calcext:value-type="string">
            <text:p>8</text:p>
          </table:table-cell>
          <table:table-cell table:style-name="ce55" table:formula="of:=MID([.$B$13];[.H21];1)" office:value-type="string" office:string-value="5" calcext:value-type="string">
            <text:p>5</text:p>
          </table:table-cell>
          <table:table-cell table:style-name="ce58" table:formula="of:=MID([.$B$13];[.I21];1)" office:value-type="string" office:string-value="0" calcext:value-type="string">
            <text:p>0</text:p>
          </table:table-cell>
          <table:table-cell table:style-name="ce61" table:formula="of:=MID([.$B$13];[.J21];1)" office:value-type="string" office:string-value="2" calcext:value-type="string">
            <text:p>2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6" table:formula="of:=MID([.$B$13];[.B22];1)" office:value-type="string" office:string-value="3" calcext:value-type="string">
            <text:p>3</text:p>
          </table:table-cell>
          <table:table-cell table:style-name="ce59" table:formula="of:=MID([.$B$13];[.C22];1)" office:value-type="string" office:string-value="1" calcext:value-type="string">
            <text:p>1</text:p>
          </table:table-cell>
          <table:table-cell table:style-name="ce62" table:formula="of:=MID([.$B$13];[.D22];1)" office:value-type="string" office:string-value="0" calcext:value-type="string">
            <text:p>0</text:p>
          </table:table-cell>
          <table:table-cell table:style-name="ce56" table:formula="of:=MID([.$B$13];[.E22];1)" office:value-type="string" office:string-value="0" calcext:value-type="string">
            <text:p>0</text:p>
          </table:table-cell>
          <table:table-cell table:style-name="ce59" table:formula="of:=MID([.$B$13];[.F22];1)" office:value-type="string" office:string-value="0" calcext:value-type="string">
            <text:p>0</text:p>
          </table:table-cell>
          <table:table-cell table:style-name="ce62" table:formula="of:=MID([.$B$13];[.G22];1)" office:value-type="string" office:string-value="0" calcext:value-type="string">
            <text:p>0</text:p>
          </table:table-cell>
          <table:table-cell table:style-name="ce56" table:formula="of:=MID([.$B$13];[.H22];1)" office:value-type="string" office:string-value="4" calcext:value-type="string">
            <text:p>4</text:p>
          </table:table-cell>
          <table:table-cell table:style-name="ce59" table:formula="of:=MID([.$B$13];[.I22];1)" office:value-type="string" office:string-value="0" calcext:value-type="string">
            <text:p>0</text:p>
          </table:table-cell>
          <table:table-cell table:style-name="ce62" table:formula="of:=MID([.$B$13];[.J22];1)" office:value-type="string" office:string-value="0" calcext:value-type="string">
            <text:p>0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5"/>
          <table:table-cell table:style-name="ce57" table:formula="of:=MID([.$B$13];[.B23];1)" office:value-type="string" office:string-value="0" calcext:value-type="string">
            <text:p>0</text:p>
          </table:table-cell>
          <table:table-cell table:style-name="ce60" table:formula="of:=MID([.$B$13];[.C23];1)" office:value-type="string" office:string-value="0" calcext:value-type="string">
            <text:p>0</text:p>
          </table:table-cell>
          <table:table-cell table:style-name="ce63" table:formula="of:=MID([.$B$13];[.D23];1)" office:value-type="string" office:string-value="6" calcext:value-type="string">
            <text:p>6</text:p>
          </table:table-cell>
          <table:table-cell table:style-name="ce57" table:formula="of:=MID([.$B$13];[.E23];1)" office:value-type="string" office:string-value="0" calcext:value-type="string">
            <text:p>0</text:p>
          </table:table-cell>
          <table:table-cell table:style-name="ce60" table:formula="of:=MID([.$B$13];[.F23];1)" office:value-type="string" office:string-value="0" calcext:value-type="string">
            <text:p>0</text:p>
          </table:table-cell>
          <table:table-cell table:style-name="ce63" table:formula="of:=MID([.$B$13];[.G23];1)" office:value-type="string" office:string-value="0" calcext:value-type="string">
            <text:p>0</text:p>
          </table:table-cell>
          <table:table-cell table:style-name="ce57" table:formula="of:=MID([.$B$13];[.H23];1)" office:value-type="string" office:string-value="0" calcext:value-type="string">
            <text:p>0</text:p>
          </table:table-cell>
          <table:table-cell table:style-name="ce60" table:formula="of:=MID([.$B$13];[.I23];1)" office:value-type="string" office:string-value="1" calcext:value-type="string">
            <text:p>1</text:p>
          </table:table-cell>
          <table:table-cell table:style-name="ce63" table:formula="of:=MID([.$B$13];[.J23];1)" office:value-type="string" office:string-value="3" calcext:value-type="string">
            <text:p>3</text:p>
          </table:table-cell>
          <table:table-cell table:style-name="ce50" table:number-columns-repeated="12"/>
          <table:table-cell table:number-columns-repeated="997"/>
        </table:table-row>
        <table:table-row table:style-name="ro1">
          <table:table-cell/>
          <table:table-cell table:style-name="ce50" table:number-columns-repeated="26"/>
          <table:table-cell table:number-columns-repeated="997"/>
        </table:table-row>
        <table:table-row table:style-name="ro1">
          <table:table-cell/>
          <table:table-cell table:style-name="ce51" office:value-type="string" calcext:value-type="string" table:number-columns-spanned="19" table:number-rows-spanned="1">
            <text:p>Original String</text:p>
          </table:table-cell>
          <table:covered-table-cell table:number-columns-repeated="17" table:style-name="ce54"/>
          <table:covered-table-cell table:style-name="ce65"/>
          <table:table-cell table:style-name="ce66" table:formula="of:=IF([.U13]=81;1;0)" office:value-type="float" office:value="1" calcext:value-type="float">
            <text:p>1</text:p>
          </table:table-cell>
          <table:table-cell table:style-name="ce50" table:number-columns-repeated="6"/>
          <table:table-cell table:number-columns-repeated="997"/>
        </table:table-row>
        <table:table-row table:style-name="ro1">
          <table:table-cell/>
          <table:table-cell table:style-name="ce52" office:value-type="string" calcext:value-type="string" table:number-columns-spanned="19" table:number-rows-spanned="1">
            <text:p>960000800000050000001400000000000200250006000039105000000008502310000400006000013</text:p>
          </table:table-cell>
          <table:covered-table-cell table:number-columns-repeated="17" table:style-name="ce54"/>
          <table:covered-table-cell table:style-name="ce65"/>
          <table:table-cell table:style-name="ce67" table:formula="of:=LEN([.B13])" office:value-type="float" office:value="81" calcext:value-type="float">
            <text:p>81</text:p>
          </table:table-cell>
          <table:table-cell table:style-name="ce50" table:number-columns-repeated="6"/>
          <table:table-cell table:number-columns-repeated="997"/>
        </table:table-row>
        <table:table-row table:style-name="ro1">
          <table:table-cell/>
          <table:table-cell table:style-name="ce50" table:number-columns-repeated="26"/>
          <table:table-cell table:number-columns-repeated="997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4" calcext:value-type="float">
            <text:p>3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37" calcext:value-type="float">
            <text:p>37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1" calcext:value-type="float">
            <text:p>41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5" calcext:value-type="float">
            <text:p>45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46" calcext:value-type="float">
            <text:p>46</text:p>
          </table:table-cell>
          <table:table-cell table:style-name="ce53" office:value-type="float" office:value="47" calcext:value-type="float">
            <text:p>47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2" calcext:value-type="float">
            <text:p>52</text:p>
          </table:table-cell>
          <table:table-cell table:style-name="ce53" office:value-type="float" office:value="53" calcext:value-type="float">
            <text:p>53</text:p>
          </table:table-cell>
          <table:table-cell table:style-name="ce53" office:value-type="float" office:value="54" calcext:value-type="float">
            <text:p>54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69" calcext:value-type="float">
            <text:p>69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0" table:number-columns-repeated="17"/>
          <table:table-cell table:number-columns-repeated="997"/>
        </table:table-row>
        <table:table-row table:style-name="ro1">
          <table:table-cell/>
          <table:table-cell table:style-name="ce53" office:value-type="float" office:value="73" calcext:value-type="float">
            <text:p>73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75" calcext:value-type="float">
            <text:p>75</text:p>
          </table:table-cell>
          <table:table-cell table:style-name="ce53" office:value-type="float" office:value="76" calcext:value-type="float">
            <text:p>76</text:p>
          </table:table-cell>
          <table:table-cell table:style-name="ce53" office:value-type="float" office:value="77" calcext:value-type="float">
            <text:p>77</text:p>
          </table:table-cell>
          <table:table-cell table:style-name="ce53" office:value-type="float" office:value="78" calcext:value-type="float">
            <text:p>78</text:p>
          </table:table-cell>
          <table:table-cell table:style-name="ce53" office:value-type="float" office:value="79" calcext:value-type="float">
            <text:p>79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0" table:number-columns-repeated="17"/>
          <table:table-cell table:number-columns-repeated="997"/>
        </table:table-row>
        <table:table-row table:style-name="ro1" table:number-rows-repeated="977">
          <table:table-cell/>
          <table:table-cell table:style-name="ce50" table:number-columns-repeated="26"/>
          <table:table-cell table:number-columns-repeated="997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grid.G2:grid.O10">
            <calcext:condition calcext:apply-style-name="Untitled2" calcext:value="=&quot;0&quot;" calcext:base-cell-address="grid.G2"/>
          </calcext:conditional-format>
          <calcext:conditional-format calcext:target-range-address="grid.G2:grid.O10">
            <calcext:condition calcext:apply-style-name="Untitled3" calcext:value="!=&quot;0&quot;" calcext:base-cell-address="grid.G2"/>
          </calcext:conditional-format>
          <calcext:conditional-format calcext:target-range-address="grid.U12:grid.U12">
            <calcext:condition calcext:apply-style-name="Untitled4" calcext:value="=1" calcext:base-cell-address="grid.U12"/>
            <calcext:condition calcext:apply-style-name="Untitled5" calcext:value="!=1" calcext:base-cell-address="grid.U12"/>
          </calcext:conditional-format>
        </calcext:conditional-formats>
      </table:table>
      <table:table table:name="sudokus" table:style-name="ta2">
        <office:forms form:automatic-focus="false" form:apply-design-mode="false"/>
        <table:table-column table:style-name="co2" table:default-cell-style-name="ce37"/>
        <table:table-column table:style-name="co3" table:default-cell-style-name="ce39"/>
        <table:table-column table:style-name="co4" table:default-cell-style-name="ce39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number-columns-repeated="2" table:default-cell-style-name="ce41"/>
        <table:table-column table:style-name="co10" table:default-cell-style-name="ce41"/>
        <table:table-column table:style-name="co11" table:number-columns-repeated="1014" table:default-cell-style-name="ce44"/>
        <table:table-row table:style-name="ro2">
          <table:table-cell table:style-name="ce35" office:value-type="string" calcext:value-type="string">
            <text:p>grid</text:p>
          </table:table-cell>
          <table:table-cell table:style-name="ce38" office:value-type="string" calcext:value-type="string">
            <text:p>date</text:p>
          </table:table-cell>
          <table:table-cell table:style-name="ce38" office:value-type="string" calcext:value-type="string">
            <text:p>name</text:p>
          </table:table-cell>
          <table:table-cell table:style-name="ce40" office:value-type="string" calcext:value-type="string">
            <text:p>orig</text:p>
          </table:table-cell>
          <table:table-cell table:style-name="ce40" office:value-type="string" calcext:value-type="string">
            <text:p>level</text:p>
          </table:table-cell>
          <table:table-cell table:style-name="ce42" office:value-type="string" calcext:value-type="string">
            <text:p>len</text:p>
          </table:table-cell>
          <table:table-cell table:style-name="ce42" office:value-type="string" calcext:value-type="string">
            <text:p>author</text:p>
          </table:table-cell>
          <table:table-cell table:style-name="ce42" office:value-type="string" calcext:value-type="string">
            <text:p>hodoku_lev</text:p>
          </table:table-cell>
          <table:table-cell table:style-name="ce42" office:value-type="string" calcext:value-type="string">
            <text:p>hodoku_val</text:p>
          </table:table-cell>
          <table:table-cell table:style-name="ce42" office:value-type="string" calcext:value-type="string">
            <text:p>tek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3480000000000300640030000390007500010004090005060000009000000004210006000605280</text:p>
          </table:table-cell>
          <table:table-cell table:style-name="ce38" office:value-type="date" office:date-value="2022-10-15" calcext:value-type="date">
            <text:p>2022-10-15</text:p>
          </table:table-cell>
          <table:table-cell table:style-name="ce38" table:formula="of:=CONCATENATE(TEXT([.B2];&quot;YYYY-MM-DD&quot;);&quot;_&quot;;[.D2];&quot;_&quot;;[.E2])" office:value-type="string" office:string-value="2022-10-15_EP_EXP" calcext:value-type="string">
            <text:p>2022-10-15_EP_EXP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2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94" calcext:value-type="float">
            <text:p>494</text:p>
          </table:table-cell>
          <table:table-cell table:style-name="ce42" office:value-type="string" calcext:value-type="string">
            <text:p>FH NS HS LT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600087230400500006005000051090040000000000460080001697000020005200000000769000</text:p>
          </table:table-cell>
          <table:table-cell table:style-name="ce38" office:value-type="date" office:date-value="2022-10-16" calcext:value-type="date">
            <text:p>2022-10-16</text:p>
          </table:table-cell>
          <table:table-cell table:style-name="ce38" table:formula="of:=CONCATENATE(TEXT([.B3];&quot;YYYY-MM-DD&quot;);&quot;_&quot;;[.D3];&quot;_&quot;;[.E3])" office:value-type="string" office:string-value="2022-10-16_EP_EXP" calcext:value-type="string">
            <text:p>2022-10-16_EP_EXP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3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50" calcext:value-type="float">
            <text:p>550</text:p>
          </table:table-cell>
          <table:table-cell table:style-name="ce42" office:value-type="string" calcext:value-type="string">
            <text:p>FH NS HS LCT1 NP NT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900072006000008003000000050083007002005400034000050000000006609250000400070090</text:p>
          </table:table-cell>
          <table:table-cell table:style-name="ce38" office:value-type="date" office:date-value="2022-10-17" calcext:value-type="date">
            <text:p>2022-10-17</text:p>
          </table:table-cell>
          <table:table-cell table:style-name="ce38" table:formula="of:=CONCATENATE(TEXT([.B4];&quot;YYYY-MM-DD&quot;);&quot;_&quot;;[.D4];&quot;_&quot;;[.E4])" office:value-type="string" office:string-value="2022-10-17_EP_DIF" calcext:value-type="string">
            <text:p>2022-10-17_EP_DIF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4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78" calcext:value-type="float">
            <text:p>578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204005030079000500000690001307200000050006000090008400783000000000000086000012000</text:p>
          </table:table-cell>
          <table:table-cell table:style-name="ce38" office:value-type="date" office:date-value="2022-10-17" calcext:value-type="date">
            <text:p>2022-10-17</text:p>
          </table:table-cell>
          <table:table-cell table:style-name="ce38" table:formula="of:=CONCATENATE(TEXT([.B5];&quot;YYYY-MM-DD&quot;);&quot;_&quot;;[.D5];&quot;_&quot;;[.E5])" office:value-type="string" office:string-value="2022-10-17_EP_EXP" calcext:value-type="string">
            <text:p>2022-10-17_EP_EXP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5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374" calcext:value-type="float">
            <text:p>374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900003607002008005036020000000000000750004031309200000090040506040056002000000000</text:p>
          </table:table-cell>
          <table:table-cell table:style-name="ce38" office:value-type="date" office:date-value="2022-10-17" calcext:value-type="date">
            <text:p>2022-10-17</text:p>
          </table:table-cell>
          <table:table-cell table:style-name="ce38" table:formula="of:=CONCATENATE(TEXT([.B6];&quot;YYYY-MM-DD&quot;);&quot;_&quot;;[.D6];&quot;_&quot;;[.E6])" office:value-type="string" office:string-value="2022-10-17_NYT_HRD" calcext:value-type="string">
            <text:p>2022-10-17_NYT_HRD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6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60" calcext:value-type="float">
            <text:p>460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100900050342000000000230000000700006070000000460050109000000600090060048001007005</text:p>
          </table:table-cell>
          <table:table-cell table:style-name="ce38" office:value-type="date" office:date-value="2022-10-18" calcext:value-type="date">
            <text:p>2022-10-18</text:p>
          </table:table-cell>
          <table:table-cell table:style-name="ce38" table:formula="of:=CONCATENATE(TEXT([.B7];&quot;YYYY-MM-DD&quot;);&quot;_&quot;;[.D7];&quot;_&quot;;[.E7])" office:value-type="string" office:string-value="2022-10-18_EP_DIF" calcext:value-type="string">
            <text:p>2022-10-18_EP_DIF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7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18" calcext:value-type="float">
            <text:p>518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2045096364089000000007800000070020200000018009020760090006070800002000400000005</text:p>
          </table:table-cell>
          <table:table-cell table:style-name="ce38" office:value-type="date" office:date-value="2022-10-18" calcext:value-type="date">
            <text:p>2022-10-18</text:p>
          </table:table-cell>
          <table:table-cell table:style-name="ce38" table:formula="of:=CONCATENATE(TEXT([.B8];&quot;YYYY-MM-DD&quot;);&quot;_&quot;;[.D8];&quot;_&quot;;[.E8])" office:value-type="string" office:string-value="2022-10-18_EP_EXP" calcext:value-type="string">
            <text:p>2022-10-18_EP_EXP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8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72" calcext:value-type="float">
            <text:p>572</text:p>
          </table:table-cell>
          <table:table-cell table:style-name="ce42" office:value-type="string" calcext:value-type="string">
            <text:p>FH NS HS LP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80300600602800014000070050000200000000040902040000003000709061804030005000000000</text:p>
          </table:table-cell>
          <table:table-cell table:style-name="ce38" office:value-type="date" office:date-value="2022-10-18" calcext:value-type="date">
            <text:p>2022-10-18</text:p>
          </table:table-cell>
          <table:table-cell table:style-name="ce38" table:formula="of:=CONCATENATE(TEXT([.B9];&quot;YYYY-MM-DD&quot;);&quot;_&quot;;[.D9];&quot;_&quot;;[.E9])" office:value-type="string" office:string-value="2022-10-18_NYT_HRD" calcext:value-type="string">
            <text:p>2022-10-18_NYT_HRD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9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88" calcext:value-type="float">
            <text:p>588</text:p>
          </table:table-cell>
          <table:table-cell table:style-name="ce42" office:value-type="string" calcext:value-type="string">
            <text:p>FH NS HS LP LCT1 LCT2 NP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20010006100900000009000005008700600040200080602000040800003000010000004090602803</text:p>
          </table:table-cell>
          <table:table-cell table:style-name="ce38" office:value-type="date" office:date-value="2022-10-19" calcext:value-type="date">
            <text:p>2022-10-19</text:p>
          </table:table-cell>
          <table:table-cell table:style-name="ce38" table:formula="of:=CONCATENATE(TEXT([.B10];&quot;YYYY-MM-DD&quot;);&quot;_&quot;;[.D10];&quot;_&quot;;[.E10])" office:value-type="string" office:string-value="2022-10-19_EP_DIF" calcext:value-type="string">
            <text:p>2022-10-19_EP_DIF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10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84" calcext:value-type="float">
            <text:p>584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605000008700500002010900870000200050000000003084000640030802200000000009106700</text:p>
          </table:table-cell>
          <table:table-cell table:style-name="ce38" office:value-type="date" office:date-value="2022-10-19" calcext:value-type="date">
            <text:p>2022-10-19</text:p>
          </table:table-cell>
          <table:table-cell table:style-name="ce38" table:formula="of:=CONCATENATE(TEXT([.B11];&quot;YYYY-MM-DD&quot;);&quot;_&quot;;[.D11];&quot;_&quot;;[.E11])" office:value-type="string" office:string-value="2022-10-19_EP_EXP" calcext:value-type="string">
            <text:p>2022-10-19_EP_EXP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11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64" calcext:value-type="float">
            <text:p>564</text:p>
          </table:table-cell>
          <table:table-cell table:style-name="ce42" office:value-type="string" calcext:value-type="string">
            <text:p>FH NS HS LP LCT1 LCT2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640900800001000600087000402000420500000000000560800200000001000000247080410060900</text:p>
          </table:table-cell>
          <table:table-cell table:style-name="ce38" office:value-type="date" office:date-value="2022-10-19" calcext:value-type="date">
            <text:p>2022-10-19</text:p>
          </table:table-cell>
          <table:table-cell table:style-name="ce38" table:formula="of:=CONCATENATE(TEXT([.B12];&quot;YYYY-MM-DD&quot;);&quot;_&quot;;[.D12];&quot;_&quot;;[.E12])" office:value-type="string" office:string-value="2022-10-19_NYT_HRD" calcext:value-type="string">
            <text:p>2022-10-19_NYT_HRD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12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7360000420900000000080004000247001004000600010000009009000000003070006170509030</text:p>
          </table:table-cell>
          <table:table-cell table:style-name="ce38" office:value-type="date" office:date-value="2022-10-20" calcext:value-type="date">
            <text:p>2022-10-20</text:p>
          </table:table-cell>
          <table:table-cell table:style-name="ce38" table:formula="of:=CONCATENATE(TEXT([.B13];&quot;YYYY-MM-DD&quot;);&quot;_&quot;;[.D13];&quot;_&quot;;[.E13])" office:value-type="string" office:string-value="2022-10-20_EP_DIF" calcext:value-type="string">
            <text:p>2022-10-20_EP_DIF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13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string" calcext:value-type="string">
            <text:p>FH NS HS LP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800000000000020050097080400000050240305000100000400000420003007006005080000007310</text:p>
          </table:table-cell>
          <table:table-cell table:style-name="ce38" office:value-type="date" office:date-value="2022-10-20" calcext:value-type="date">
            <text:p>2022-10-20</text:p>
          </table:table-cell>
          <table:table-cell table:style-name="ce38" table:formula="of:=CONCATENATE(TEXT([.B14];&quot;YYYY-MM-DD&quot;);&quot;_&quot;;[.D14];&quot;_&quot;;[.E14])" office:value-type="string" office:string-value="2022-10-20_EP_EXP" calcext:value-type="string">
            <text:p>2022-10-20_EP_EXP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14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18" calcext:value-type="float">
            <text:p>418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2600080000704000000000264017000002008070000060030050000140000203000000090008600</text:p>
          </table:table-cell>
          <table:table-cell table:style-name="ce38" office:value-type="date" office:date-value="2022-10-20" calcext:value-type="date">
            <text:p>2022-10-20</text:p>
          </table:table-cell>
          <table:table-cell table:style-name="ce38" table:formula="of:=CONCATENATE(TEXT([.B15];&quot;YYYY-MM-DD&quot;);&quot;_&quot;;[.D15];&quot;_&quot;;[.E15])" office:value-type="string" office:string-value="2022-10-20_NYT_HRD" calcext:value-type="string">
            <text:p>2022-10-20_NYT_HRD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15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832" calcext:value-type="float">
            <text:p>832</text:p>
          </table:table-cell>
          <table:table-cell table:style-name="ce42" office:value-type="string" calcext:value-type="string">
            <text:p>FH NS HS LP LCT1 LCT2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8700009000091806050000020210400600005009000000150400000080000000500700002037000</text:p>
          </table:table-cell>
          <table:table-cell table:style-name="ce38" office:value-type="date" office:date-value="2022-10-20" calcext:value-type="date">
            <text:p>2022-10-20</text:p>
          </table:table-cell>
          <table:table-cell table:style-name="ce38" table:formula="of:=CONCATENATE(TEXT([.B16];&quot;YYYY-MM-DD&quot;);&quot;_&quot;;[.D16];&quot;_&quot;;[.E16])" office:value-type="string" office:string-value="2022-10-20_NYT_MD" calcext:value-type="string">
            <text:p>2022-10-20_NYT_MD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16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68" calcext:value-type="float">
            <text:p>468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84500000000000062100000300000000000006400500000860430040300790500600008009080000</text:p>
          </table:table-cell>
          <table:table-cell table:style-name="ce38" office:value-type="date" office:date-value="2022-10-21" calcext:value-type="date">
            <text:p>2022-10-21</text:p>
          </table:table-cell>
          <table:table-cell table:style-name="ce38" table:formula="of:=CONCATENATE(TEXT([.B17];&quot;YYYY-MM-DD&quot;);&quot;_&quot;;[.D17];&quot;_&quot;;[.E17])" office:value-type="string" office:string-value="2022-10-21_EP_DIF" calcext:value-type="string">
            <text:p>2022-10-21_EP_DIF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17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62" calcext:value-type="float">
            <text:p>762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800009007040030009190000030900000023350480000006900080530007010002100000400000005</text:p>
          </table:table-cell>
          <table:table-cell table:style-name="ce38" office:value-type="date" office:date-value="2022-10-21" calcext:value-type="date">
            <text:p>2022-10-21</text:p>
          </table:table-cell>
          <table:table-cell table:style-name="ce38" table:formula="of:=CONCATENATE(TEXT([.B18];&quot;YYYY-MM-DD&quot;);&quot;_&quot;;[.D18];&quot;_&quot;;[.E18])" office:value-type="string" office:string-value="2022-10-21_EP_EXP" calcext:value-type="string">
            <text:p>2022-10-21_EP_EXP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18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56" calcext:value-type="float">
            <text:p>456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90000060000120087708000300009800020604000003500000008003290000070005400060070000</text:p>
          </table:table-cell>
          <table:table-cell table:style-name="ce38" office:value-type="date" office:date-value="2022-10-21" calcext:value-type="date">
            <text:p>2022-10-21</text:p>
          </table:table-cell>
          <table:table-cell table:style-name="ce38" table:formula="of:=CONCATENATE(TEXT([.B19];&quot;YYYY-MM-DD&quot;);&quot;_&quot;;[.D19];&quot;_&quot;;[.E19])" office:value-type="string" office:string-value="2022-10-21_NYT_HRD" calcext:value-type="string">
            <text:p>2022-10-21_NYT_HRD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19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84" calcext:value-type="float">
            <text:p>784</text:p>
          </table:table-cell>
          <table:table-cell table:style-name="ce42" office:value-type="string" calcext:value-type="string">
            <text:p>FH NS HS LCT1 LCT2 NP NT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7000000090004015050683070000439002000000000900000086035000000200001000008700020</text:p>
          </table:table-cell>
          <table:table-cell table:style-name="ce38" office:value-type="date" office:date-value="2022-10-21" calcext:value-type="date">
            <text:p>2022-10-21</text:p>
          </table:table-cell>
          <table:table-cell table:style-name="ce38" table:formula="of:=CONCATENATE(TEXT([.B20];&quot;YYYY-MM-DD&quot;);&quot;_&quot;;[.D20];&quot;_&quot;;[.E20])" office:value-type="string" office:string-value="2022-10-21_NYT_MD" calcext:value-type="string">
            <text:p>2022-10-21_NYT_MD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20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88" calcext:value-type="float">
            <text:p>488</text:p>
          </table:table-cell>
          <table:table-cell table:style-name="ce42" office:value-type="string" calcext:value-type="string">
            <text:p>FH NS HS LP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108000000039002000000074000000831900000000050002096000000005020401000007006000039</text:p>
          </table:table-cell>
          <table:table-cell table:style-name="ce38" office:value-type="date" office:date-value="2022-10-22" calcext:value-type="date">
            <text:p>2022-10-22</text:p>
          </table:table-cell>
          <table:table-cell table:style-name="ce38" table:formula="of:=CONCATENATE(TEXT([.B21];&quot;YYYY-MM-DD&quot;);&quot;_&quot;;[.D21];&quot;_&quot;;[.E21])" office:value-type="string" office:string-value="2022-10-22_EP_DIF" calcext:value-type="string">
            <text:p>2022-10-22_EP_DIF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21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42" calcext:value-type="float">
            <text:p>542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700090150002100040100050007060040070007900300000000000571200060200600010003000900</text:p>
          </table:table-cell>
          <table:table-cell table:style-name="ce38" office:value-type="date" office:date-value="2022-10-22" calcext:value-type="date">
            <text:p>2022-10-22</text:p>
          </table:table-cell>
          <table:table-cell table:style-name="ce38" table:formula="of:=CONCATENATE(TEXT([.B22];&quot;YYYY-MM-DD&quot;);&quot;_&quot;;[.D22];&quot;_&quot;;[.E22])" office:value-type="string" office:string-value="2022-10-22_EP_EXP" calcext:value-type="string">
            <text:p>2022-10-22_EP_EXP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22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70" calcext:value-type="float">
            <text:p>670</text:p>
          </table:table-cell>
          <table:table-cell table:style-name="ce42" office:value-type="string" calcext:value-type="string">
            <text:p>FH NS HS LP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100000200704060000009080030000106080012000400000700050040000003500072900000098000</text:p>
          </table:table-cell>
          <table:table-cell table:style-name="ce38" office:value-type="date" office:date-value="2022-10-22" calcext:value-type="date">
            <text:p>2022-10-22</text:p>
          </table:table-cell>
          <table:table-cell table:style-name="ce38" table:formula="of:=CONCATENATE(TEXT([.B23];&quot;YYYY-MM-DD&quot;);&quot;_&quot;;[.D23];&quot;_&quot;;[.E23])" office:value-type="string" office:string-value="2022-10-22_NYT_HRD" calcext:value-type="string">
            <text:p>2022-10-22_NYT_HRD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23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78" calcext:value-type="float">
            <text:p>578</text:p>
          </table:table-cell>
          <table:table-cell table:style-name="ce42" office:value-type="string" calcext:value-type="string">
            <text:p>FH NS HS LCT1 NT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10000000008007120900003085609402010031000006000000700050010308000500000090040000</text:p>
          </table:table-cell>
          <table:table-cell table:style-name="ce38" office:value-type="date" office:date-value="2022-10-22" calcext:value-type="date">
            <text:p>2022-10-22</text:p>
          </table:table-cell>
          <table:table-cell table:style-name="ce38" table:formula="of:=CONCATENATE(TEXT([.B24];&quot;YYYY-MM-DD&quot;);&quot;_&quot;;[.D24];&quot;_&quot;;[.E24])" office:value-type="string" office:string-value="2022-10-22_NYT_MD" calcext:value-type="string">
            <text:p>2022-10-22_NYT_MD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24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64" calcext:value-type="float">
            <text:p>464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50009040020000001073008000290000005007086002000300007081000050500607003000000000</text:p>
          </table:table-cell>
          <table:table-cell table:style-name="ce38" office:value-type="date" office:date-value="2022-10-23" calcext:value-type="date">
            <text:p>2022-10-23</text:p>
          </table:table-cell>
          <table:table-cell table:style-name="ce38" table:formula="of:=CONCATENATE(TEXT([.B25];&quot;YYYY-MM-DD&quot;);&quot;_&quot;;[.D25];&quot;_&quot;;[.E25])" office:value-type="string" office:string-value="2022-10-23_EP_DIF" calcext:value-type="string">
            <text:p>2022-10-23_EP_DIF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25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38" calcext:value-type="float">
            <text:p>538</text:p>
          </table:table-cell>
          <table:table-cell table:style-name="ce42" office:value-type="string" calcext:value-type="string">
            <text:p>FH NS HS LP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50600900001350400600070009120000000000100008005436070000020000030500805006000</text:p>
          </table:table-cell>
          <table:table-cell table:style-name="ce38" office:value-type="date" office:date-value="2022-10-23" calcext:value-type="date">
            <text:p>2022-10-23</text:p>
          </table:table-cell>
          <table:table-cell table:style-name="ce38" table:formula="of:=CONCATENATE(TEXT([.B26];&quot;YYYY-MM-DD&quot;);&quot;_&quot;;[.D26];&quot;_&quot;;[.E26])" office:value-type="string" office:string-value="2022-10-23_EP_EXP" calcext:value-type="string">
            <text:p>2022-10-23_EP_EXP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26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900005000070000930003100000000002000480010600001007000000000053000600007240900080</text:p>
          </table:table-cell>
          <table:table-cell table:style-name="ce38" office:value-type="date" office:date-value="2022-10-23" calcext:value-type="date">
            <text:p>2022-10-23</text:p>
          </table:table-cell>
          <table:table-cell table:style-name="ce38" table:formula="of:=CONCATENATE(TEXT([.B27];&quot;YYYY-MM-DD&quot;);&quot;_&quot;;[.D27];&quot;_&quot;;[.E27])" office:value-type="string" office:string-value="2022-10-23_NYT_HRD" calcext:value-type="string">
            <text:p>2022-10-23_NYT_HRD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27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36" calcext:value-type="float">
            <text:p>736</text:p>
          </table:table-cell>
          <table:table-cell table:style-name="ce42" office:value-type="string" calcext:value-type="string">
            <text:p>FH NS HS LCT1 HP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10090030000000207400050510070000000000060620005700000002009009030070400050008</text:p>
          </table:table-cell>
          <table:table-cell table:style-name="ce38" office:value-type="date" office:date-value="2022-10-23" calcext:value-type="date">
            <text:p>2022-10-23</text:p>
          </table:table-cell>
          <table:table-cell table:style-name="ce38" table:formula="of:=CONCATENATE(TEXT([.B28];&quot;YYYY-MM-DD&quot;);&quot;_&quot;;[.D28];&quot;_&quot;;[.E28])" office:value-type="string" office:string-value="2022-10-23_NYT_MD" calcext:value-type="string">
            <text:p>2022-10-23_NYT_MD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28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92" calcext:value-type="float">
            <text:p>492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3000090160089000000500060500006004000020000700010009207000108010004070040800006</text:p>
          </table:table-cell>
          <table:table-cell table:style-name="ce38" office:value-type="date" office:date-value="2022-10-24" calcext:value-type="date">
            <text:p>2022-10-24</text:p>
          </table:table-cell>
          <table:table-cell table:style-name="ce38" table:formula="of:=CONCATENATE(TEXT([.B29];&quot;YYYY-MM-DD&quot;);&quot;_&quot;;[.D29];&quot;_&quot;;[.E29])" office:value-type="string" office:string-value="2022-10-24_EP_DIF" calcext:value-type="string">
            <text:p>2022-10-24_EP_DIF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29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34800006000500000000209000006070960000050000708400080003010030600000200059000</text:p>
          </table:table-cell>
          <table:table-cell table:style-name="ce38" office:value-type="date" office:date-value="2022-10-24" calcext:value-type="date">
            <text:p>2022-10-24</text:p>
          </table:table-cell>
          <table:table-cell table:style-name="ce38" table:formula="of:=CONCATENATE(TEXT([.B30];&quot;YYYY-MM-DD&quot;);&quot;_&quot;;[.D30];&quot;_&quot;;[.E30])" office:value-type="string" office:string-value="2022-10-24_EP_EXP" calcext:value-type="string">
            <text:p>2022-10-24_EP_EXP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30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82" calcext:value-type="float">
            <text:p>482</text:p>
          </table:table-cell>
          <table:table-cell table:style-name="ce42" office:value-type="string" calcext:value-type="string">
            <text:p>FH NS HS NP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28000700007000093000000400004000300000005010080169000000010009500000030009204000</text:p>
          </table:table-cell>
          <table:table-cell table:style-name="ce38" office:value-type="date" office:date-value="2022-10-24" calcext:value-type="date">
            <text:p>2022-10-24</text:p>
          </table:table-cell>
          <table:table-cell table:style-name="ce38" table:formula="of:=CONCATENATE(TEXT([.B31];&quot;YYYY-MM-DD&quot;);&quot;_&quot;;[.D31];&quot;_&quot;;[.E31])" office:value-type="string" office:string-value="2022-10-24_NYT_HRD" calcext:value-type="string">
            <text:p>2022-10-24_NYT_HRD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31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816" calcext:value-type="float">
            <text:p>816</text:p>
          </table:table-cell>
          <table:table-cell table:style-name="ce42" office:value-type="string" calcext:value-type="string">
            <text:p>FH NS HS LP LT LCT1 NP HP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900201000000000000035000400002300090186000030000040070000070000029400706300010200</text:p>
          </table:table-cell>
          <table:table-cell table:style-name="ce38" office:value-type="date" office:date-value="2022-10-24" calcext:value-type="date">
            <text:p>2022-10-24</text:p>
          </table:table-cell>
          <table:table-cell table:style-name="ce38" table:formula="of:=CONCATENATE(TEXT([.B32];&quot;YYYY-MM-DD&quot;);&quot;_&quot;;[.D32];&quot;_&quot;;[.E32])" office:value-type="string" office:string-value="2022-10-24_NYT_MD" calcext:value-type="string">
            <text:p>2022-10-24_NYT_MD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32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38" calcext:value-type="float">
            <text:p>438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87301000000000000000278008000700160000900020500030946000005530600000000009000</text:p>
          </table:table-cell>
          <table:table-cell table:style-name="ce38" office:value-type="date" office:date-value="2022-10-25" calcext:value-type="date">
            <text:p>2022-10-25</text:p>
          </table:table-cell>
          <table:table-cell table:style-name="ce38" table:formula="of:=CONCATENATE(TEXT([.B33];&quot;YYYY-MM-DD&quot;);&quot;_&quot;;[.D33];&quot;_&quot;;[.E33])" office:value-type="string" office:string-value="2022-10-25_EP_DIF" calcext:value-type="string">
            <text:p>2022-10-25_EP_DIF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33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52" calcext:value-type="float">
            <text:p>652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600407100000000072000050000209000600003000000418006009005300000070900410130000000</text:p>
          </table:table-cell>
          <table:table-cell table:style-name="ce38" office:value-type="date" office:date-value="2022-10-25" calcext:value-type="date">
            <text:p>2022-10-25</text:p>
          </table:table-cell>
          <table:table-cell table:style-name="ce38" table:formula="of:=CONCATENATE(TEXT([.B34];&quot;YYYY-MM-DD&quot;);&quot;_&quot;;[.D34];&quot;_&quot;;[.E34])" office:value-type="string" office:string-value="2022-10-25_EP_EXP" calcext:value-type="string">
            <text:p>2022-10-25_EP_EXP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34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278" calcext:value-type="float">
            <text:p>278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100007000086500370500060000800000650000300000702000890200094000000715204001000000</text:p>
          </table:table-cell>
          <table:table-cell table:style-name="ce38" office:value-type="date" office:date-value="2022-10-25" calcext:value-type="date">
            <text:p>2022-10-25</text:p>
          </table:table-cell>
          <table:table-cell table:style-name="ce38" table:formula="of:=CONCATENATE(TEXT([.B35];&quot;YYYY-MM-DD&quot;);&quot;_&quot;;[.D35];&quot;_&quot;;[.E35])" office:value-type="string" office:string-value="2022-10-25_NYT_HRD" calcext:value-type="string">
            <text:p>2022-10-25_NYT_HRD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35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10" calcext:value-type="float">
            <text:p>710</text:p>
          </table:table-cell>
          <table:table-cell table:style-name="ce42" office:value-type="string" calcext:value-type="string">
            <text:p>FH NS HS LP LCT1 HT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30000095000000040672150900000007001020040680000000000260000069003018008050400</text:p>
          </table:table-cell>
          <table:table-cell table:style-name="ce38" office:value-type="date" office:date-value="2022-10-25" calcext:value-type="date">
            <text:p>2022-10-25</text:p>
          </table:table-cell>
          <table:table-cell table:style-name="ce38" table:formula="of:=CONCATENATE(TEXT([.B36];&quot;YYYY-MM-DD&quot;);&quot;_&quot;;[.D36];&quot;_&quot;;[.E36])" office:value-type="string" office:string-value="2022-10-25_NYT_MD" calcext:value-type="string">
            <text:p>2022-10-25_NYT_MD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36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20" calcext:value-type="float">
            <text:p>420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5" office:value-type="string" calcext:value-type="string">
            <text:p>060070030090000205000008001000050013000009000050600702000003000040100920600904008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38" table:formula="of:=CONCATENATE(TEXT([.B37];&quot;YYYY-MM-DD&quot;);&quot;_&quot;;[.D37];&quot;_&quot;;[.E37])" office:value-type="string" office:string-value="2022-10-26_EP_EXP" calcext:value-type="string">
            <text:p>2022-10-26_EP_EXP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37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44" calcext:value-type="float">
            <text:p>544</text:p>
          </table:table-cell>
          <table:table-cell table:style-name="ce42" office:value-type="string" calcext:value-type="string">
            <text:p>FH NS HS LP LCT1 LCT2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5" office:value-type="string" calcext:value-type="string">
            <text:p>000000030010000006680300050003750000040830000002400000020600008038100070000020090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38" table:formula="of:=CONCATENATE(TEXT([.B38];&quot;YYYY-MM-DD&quot;);&quot;_&quot;;[.D38];&quot;_&quot;;[.E38])" office:value-type="string" office:string-value="2022-10-26_EP_DIF" calcext:value-type="string">
            <text:p>2022-10-26_EP_DIF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38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48" calcext:value-type="float">
            <text:p>448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5" office:value-type="string" calcext:value-type="string">
            <text:p>008020000001000754000050010000000000005030600372000900000800400000540026090300000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38" table:formula="of:=CONCATENATE(TEXT([.B39];&quot;YYYY-MM-DD&quot;);&quot;_&quot;;[.D39];&quot;_&quot;;[.E39])" office:value-type="string" office:string-value="2022-10-26_NYT_MD" calcext:value-type="string">
            <text:p>2022-10-26_NYT_MD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39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72" calcext:value-type="float">
            <text:p>672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5" office:value-type="string" calcext:value-type="string">
            <text:p>001000008000060050060000013020003000810400009000700540000000300090040000000971060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38" table:formula="of:=CONCATENATE(TEXT([.B40];&quot;YYYY-MM-DD&quot;);&quot;_&quot;;[.D40];&quot;_&quot;;[.E40])" office:value-type="string" office:string-value="2022-10-26_NYT_HRD" calcext:value-type="string">
            <text:p>2022-10-26_NYT_HRD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40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372" calcext:value-type="float">
            <text:p>372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700008050000031400000470309060000001000803000800000090602084000005360000030200005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38" table:formula="of:=CONCATENATE(TEXT([.B41];&quot;YYYY-MM-DD&quot;);&quot;_&quot;;[.D41];&quot;_&quot;;[.E41])" office:value-type="string" office:string-value="2022-10-26_KSD_DIAB" calcext:value-type="string">
            <text:p>2022-10-26_KSD_DIAB</text:p>
          </table:table-cell>
          <table:table-cell table:style-name="ce40" office:value-type="string" calcext:value-type="string">
            <text:p>KSD</text:p>
          </table:table-cell>
          <table:table-cell table:style-name="ce40" office:value-type="string" calcext:value-type="string">
            <text:p>DIAB</text:p>
          </table:table-cell>
          <table:table-cell table:style-name="ce42" table:formula="of:=LEN([.A41])" office:value-type="float" office:value="81" calcext:value-type="float">
            <text:p>81</text:p>
          </table:table-cell>
          <table:table-cell table:style-name="ce42" office:value-type="string" calcext:value-type="string">
            <text:p>Ksudoku</text:p>
          </table:table-cell>
          <table:table-cell table:style-name="ce42" office:value-type="string" calcext:value-type="string">
            <text:p>Hard</text:p>
          </table:table-cell>
          <table:table-cell table:style-name="ce42" office:value-type="float" office:value="580" calcext:value-type="float">
            <text:p>580</text:p>
          </table:table-cell>
          <table:table-cell table:style-name="ce42" office:value-type="string" calcext:value-type="string">
            <text:p>FH NS HS LP SKY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300000600004500020010008009900700008002050003000600000000027006000030010700001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table:formula="of:=CONCATENATE(TEXT([.B42];&quot;YYYY-MM-DD&quot;);&quot;_&quot;;[.D42];&quot;_&quot;;[.E42])" office:value-type="string" office:string-value="2022-10-27_EP_DIF" calcext:value-type="string">
            <text:p>2022-10-27_EP_DIF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42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06" calcext:value-type="float">
            <text:p>506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70020930050003047600050020302001000000400009000000070060100080000000091407002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table:formula="of:=CONCATENATE(TEXT([.B43];&quot;YYYY-MM-DD&quot;);&quot;_&quot;;[.D43];&quot;_&quot;;[.E43])" office:value-type="string" office:string-value="2022-10-27_EP_EXP" calcext:value-type="string">
            <text:p>2022-10-27_EP_EXP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43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24" calcext:value-type="float">
            <text:p>424</text:p>
          </table:table-cell>
          <table:table-cell table:style-name="ce42" office:value-type="string" calcext:value-type="string">
            <text:p>FH NS HS LT</text:p>
          </table:table-cell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5000300701000600000620450000040000100085000000000290040050010590200000006000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table:formula="of:=CONCATENATE(TEXT([.B44];&quot;YYYY-MM-DD&quot;);&quot;_&quot;;[.D44];&quot;_&quot;;[.E44])" office:value-type="string" office:string-value="2022-10-27_NYT_MD" calcext:value-type="string">
            <text:p>2022-10-27_NYT_MD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44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46" calcext:value-type="float">
            <text:p>446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7090600902000403500000810020006000300075900001000000000060042000830500000001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table:formula="of:=CONCATENATE(TEXT([.B45];&quot;YYYY-MM-DD&quot;);&quot;_&quot;;[.D45];&quot;_&quot;;[.E45])" office:value-type="string" office:string-value="2022-10-27_NYT_HRD" calcext:value-type="string">
            <text:p>2022-10-27_NYT_HRD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45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88" calcext:value-type="float">
            <text:p>488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704006009080010000003020450000000002056000780100000000025030100000040060900500307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01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46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Easy</text:p>
          </table:table-cell>
          <table:table-cell table:style-name="ce42" office:value-type="float" office:value="220" calcext:value-type="float">
            <text:p>220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605000007000500100040001006004010060000462000080030200800300020003007000500000704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02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47])" office:value-type="float" office:value="81" calcext:value-type="float">
            <text:p>81</text:p>
          </table:table-cell>
          <table:table-cell table:style-name="ce42" office:value-type="string" calcext:value-type="string">
            <text:p>Thomas Snyder</text:p>
          </table:table-cell>
          <table:table-cell table:style-name="ce42" office:value-type="string" calcext:value-type="string">
            <text:p>Easy</text:p>
          </table:table-cell>
          <table:table-cell table:style-name="ce42" office:value-type="float" office:value="424" calcext:value-type="float">
            <text:p>424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05010200790500006001000000000630705602904034000000000300700002074009090100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03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48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50" calcext:value-type="float">
            <text:p>550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1600023890000417000000000000000205002056304003080000000000000006170000228700031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04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49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396" calcext:value-type="float">
            <text:p>396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0490080009007006010000361030000800902004000000560000107000007000240040000108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05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50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Easy</text:p>
          </table:table-cell>
          <table:table-cell table:style-name="ce42" office:value-type="float" office:value="354" calcext:value-type="float">
            <text:p>354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792008000860105006300000000000070702080309040000000000008200608071000200639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06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51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06" calcext:value-type="float">
            <text:p>606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50000040370000509007060000108002400000100000640020900001070030900007103000009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07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52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64" calcext:value-type="float">
            <text:p>764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13900005790000013000008090500002570000084300004060100000240000046800006820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08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53])" office:value-type="float" office:value="81" calcext:value-type="float">
            <text:p>81</text:p>
          </table:table-cell>
          <table:table-cell table:style-name="ce42" office:value-type="string" calcext:value-type="string">
            <text:p>Thomas Snyder</text:p>
          </table:table-cell>
          <table:table-cell table:style-name="ce42" office:value-type="string" calcext:value-type="string">
            <text:p>Easy</text:p>
          </table:table-cell>
          <table:table-cell table:style-name="ce42" office:value-type="float" office:value="312" calcext:value-type="float">
            <text:p>312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2000910650000108000003027000070000010200060300000500001809000006080000470530009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09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54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00" calcext:value-type="float">
            <text:p>400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7001809404000006720000001000005900600004000030018000009000000171000008068053007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10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55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386" calcext:value-type="float">
            <text:p>386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800406003009000020000000001000800400060000010003002009702030000040000500500709008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11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56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832" calcext:value-type="float">
            <text:p>832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70080000069200402000000800081000007002030060000073000400000090500412000003008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12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57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48" calcext:value-type="float">
            <text:p>748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7005001000002860020000000000000600053000000708009004060000008100530000000000937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13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58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66" calcext:value-type="float">
            <text:p>666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60007540005080103007002000600100000070058009003000604000900000180020000000003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14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59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68" calcext:value-type="float">
            <text:p>468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50006000406000203000700050200060000010003000004000605000300010900020400080005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15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60])" office:value-type="float" office:value="81" calcext:value-type="float">
            <text:p>81</text:p>
          </table:table-cell>
          <table:table-cell table:style-name="ce42" office:value-type="string" calcext:value-type="string">
            <text:p>Sam Cappleman-Lyn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886" calcext:value-type="float">
            <text:p>886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9030001400000023000052006005006780000000000000394005008007900007100000056000308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16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61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20" calcext:value-type="float">
            <text:p>620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30004006408000200000100009080370020000020090020840050000500008501000700090006005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17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62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00" calcext:value-type="float">
            <text:p>500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800004000005000040100350020400700000008506100000008006090027005020000300000600004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18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63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48" calcext:value-type="float">
            <text:p>748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20067050000006100000138000039800400000000000600523000042900000790000003086004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19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64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20" calcext:value-type="float">
            <text:p>620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30000000002100000040008090005070100600300200209040007090003000000760000000004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20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65])" office:value-type="float" office:value="81" calcext:value-type="float">
            <text:p>81</text:p>
          </table:table-cell>
          <table:table-cell table:style-name="ce42" office:value-type="string" calcext:value-type="string">
            <text:p>Sam Cappleman-Lyn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980" calcext:value-type="float">
            <text:p>980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600500030000120004050060103070040600000670000500300020900206000080000000100905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udoku_classic_021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66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834" calcext:value-type="float">
            <text:p>834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15948000740000390002000010000400001200590073000600209029000047600000130037264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The Moon</text:p>
          </table:table-cell>
          <table:table-cell table:style-name="ce40" office:value-type="string" calcext:value-type="string">
            <text:p>SC</text:p>
          </table:table-cell>
          <table:table-cell table:style-name="ce40"/>
          <table:table-cell table:style-name="ce42" table:formula="of:=LEN([.A67])" office:value-type="float" office:value="81" calcext:value-type="float">
            <text:p>81</text:p>
          </table:table-cell>
          <table:table-cell table:style-name="ce42" office:value-type="string" calcext:value-type="string">
            <text:p>Derek Neal</text:p>
          </table:table-cell>
          <table:table-cell table:style-name="ce42" office:value-type="string" calcext:value-type="string">
            <text:p>Hard</text:p>
          </table:table-cell>
          <table:table-cell table:style-name="ce42" office:value-type="float" office:value="792" calcext:value-type="float">
            <text:p>792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600000005004901000003050400070000134060090070231000050002080300000602500100000009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01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68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Hard</text:p>
          </table:table-cell>
          <table:table-cell table:style-name="ce42" office:value-type="float" office:value="766" calcext:value-type="float">
            <text:p>766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80000005603900084000270030100050500030002060005010019000560008402700000060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02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69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Unfair</text:p>
          </table:table-cell>
          <table:table-cell table:style-name="ce42" office:value-type="float" office:value="946" calcext:value-type="float">
            <text:p>946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5010080010020740000000603221000050300000000040500001873040000000860100400900802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03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70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Hard</text:p>
          </table:table-cell>
          <table:table-cell table:style-name="ce42" office:value-type="float" office:value="752" calcext:value-type="float">
            <text:p>752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300809001400000007069000450006050800000103000008070200014000370600000002500307004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04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71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Hard</text:p>
          </table:table-cell>
          <table:table-cell table:style-name="ce42" office:value-type="float" office:value="742" calcext:value-type="float">
            <text:p>742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4500000000270000800089006000000005910006000423000000006004100050000890000000082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05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72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882" calcext:value-type="float">
            <text:p>882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89000500000208004200010007800300060701090009006700030007500208000003000340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06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73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Hard</text:p>
          </table:table-cell>
          <table:table-cell table:style-name="ce42" office:value-type="float" office:value="680" calcext:value-type="float">
            <text:p>680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400000058000600009000207000007000680000000000012000300000304000500001000690000002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07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74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04" calcext:value-type="float">
            <text:p>604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00000040050020009603700001000200020000010006000300003907600010020040000000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08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75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994" calcext:value-type="float">
            <text:p>994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69000100000700490703008020000020001030004050008000004010070505800300000900042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09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76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390" calcext:value-type="float">
            <text:p>390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800001000070000500003070020000409001002000400300802000030060100008000030000100009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10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77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Hard</text:p>
          </table:table-cell>
          <table:table-cell table:style-name="ce42" office:value-type="float" office:value="1206" calcext:value-type="float">
            <text:p>1206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07000005400108900600502010000903000020000206000040307009001804001300000200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bonus_01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78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Hard</text:p>
          </table:table-cell>
          <table:table-cell table:style-name="ce42" office:value-type="float" office:value="1164" calcext:value-type="float">
            <text:p>1164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000000030402070008060100090100020005030400040007050003050700020709040000000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38" office:value-type="string" calcext:value-type="string">
            <text:p>Sven_sSudokuPad_bonus_02</text:p>
          </table:table-cell>
          <table:table-cell table:style-name="ce40" office:value-type="string" calcext:value-type="string">
            <text:p>SSP</text:p>
          </table:table-cell>
          <table:table-cell table:style-name="ce40"/>
          <table:table-cell table:style-name="ce42" table:formula="of:=LEN([.A79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Hard</text:p>
          </table:table-cell>
          <table:table-cell table:style-name="ce42" office:value-type="float" office:value="722" calcext:value-type="float">
            <text:p>722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500200040000603000030009007003007000007008000600000020080000003000400600000100500</text:p>
          </table:table-cell>
          <table:table-cell table:style-name="ce38" office:value-type="date" office:date-value="2022-02-19" calcext:value-type="date">
            <text:p>2022-02-19</text:p>
          </table:table-cell>
          <table:table-cell table:style-name="ce38" office:value-type="string" calcext:value-type="string">
            <text:p>2022-02-19_youtube_ctc</text:p>
          </table:table-cell>
          <table:table-cell table:style-name="ce40" office:value-type="string" calcext:value-type="string">
            <text:p>YTB</text:p>
          </table:table-cell>
          <table:table-cell table:style-name="ce40"/>
          <table:table-cell table:style-name="ce42" table:formula="of:=LEN([.A80])" office:value-type="float" office:value="81" calcext:value-type="float">
            <text:p>81</text:p>
          </table:table-cell>
          <table:table-cell table:style-name="ce42" office:value-type="string" calcext:value-type="string">
            <text:p>Cracking The Cryptic</text:p>
          </table:table-cell>
          <table:table-cell table:style-name="ce42" office:value-type="string" calcext:value-type="string">
            <text:p>Hard</text:p>
          </table:table-cell>
          <table:table-cell table:style-name="ce42" office:value-type="float" office:value="1094" calcext:value-type="float">
            <text:p>1094</text:p>
          </table:table-cell>
          <table:table-cell table:style-name="ce42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00802307000000006043106090000040079007980000090000004000004000005000020860001000</text:p>
          </table:table-cell>
          <table:table-cell table:style-name="ce38" office:value-type="date" office:date-value="2022-10-28" calcext:value-type="date">
            <text:p>2022-10-28</text:p>
          </table:table-cell>
          <table:table-cell table:style-name="ce38" office:value-type="string" calcext:value-type="string">
            <text:p>2022-10-28_EP_DIF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81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table:number-columns-repeated="3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400000000001400700060003000012700095006008001000094000600000003370800006000000020</text:p>
          </table:table-cell>
          <table:table-cell table:style-name="ce38" office:value-type="date" office:date-value="2022-10-28" calcext:value-type="date">
            <text:p>2022-10-28</text:p>
          </table:table-cell>
          <table:table-cell table:style-name="ce38" office:value-type="string" calcext:value-type="string">
            <text:p>2022-10-28_EP_EXP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82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table:number-columns-repeated="3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080000003000000701704009025008010000900008560000230000060000200020103009000090000</text:p>
          </table:table-cell>
          <table:table-cell table:style-name="ce38" office:value-type="date" office:date-value="2022-10-28" calcext:value-type="date">
            <text:p>2022-10-28</text:p>
          </table:table-cell>
          <table:table-cell table:style-name="ce38" table:formula="of:=CONCATENATE(TEXT([.B83];&quot;YYYY-MM-DD&quot;);&quot;_&quot;;[.D83];&quot;_&quot;;[.E83])" office:value-type="string" office:string-value="2022-10-28_NYT_MD" calcext:value-type="string">
            <text:p>2022-10-28_NYT_MD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83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table:number-columns-repeated="3"/>
          <table:table-cell table:style-name="ce43" table:number-columns-repeated="19"/>
          <table:table-cell table:number-columns-repeated="995"/>
        </table:table-row>
        <table:table-row table:style-name="ro2">
          <table:table-cell table:style-name="ce36" office:value-type="string" calcext:value-type="string">
            <text:p>960000800000050000001400000000000200250006000039105000000008502310000400006000013</text:p>
          </table:table-cell>
          <table:table-cell table:style-name="ce38" office:value-type="date" office:date-value="2022-10-28" calcext:value-type="date">
            <text:p>2022-10-28</text:p>
          </table:table-cell>
          <table:table-cell table:style-name="ce38" table:formula="of:=CONCATENATE(TEXT([.B84];&quot;YYYY-MM-DD&quot;);&quot;_&quot;;[.D84];&quot;_&quot;;[.E84])" office:value-type="string" office:string-value="2022-10-28_NYT_HRD" calcext:value-type="string">
            <text:p>2022-10-28_NYT_HRD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84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table:number-columns-repeated="3"/>
          <table:table-cell table:style-name="ce43" table:number-columns-repeated="19"/>
          <table:table-cell table:number-columns-repeated="995"/>
        </table:table-row>
        <table:table-row table:style-name="ro2" table:number-rows-repeated="914">
          <table:table-cell table:style-name="ce36"/>
          <table:table-cell table:style-name="ce38" table:number-columns-repeated="2"/>
          <table:table-cell table:style-name="ce40" table:number-columns-repeated="2"/>
          <table:table-cell table:style-name="ce42" table:number-columns-repeated="5"/>
          <table:table-cell table:style-name="ce43" table:number-columns-repeated="19"/>
          <table:table-cell table:number-columns-repeated="995"/>
        </table:table-row>
        <table:table-row table:style-name="ro3" table:number-rows-repeated="1047575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sudokus.A1:sudokus.J4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 Mono" svg:font-family="'Roboto Mono'"/>
    <style:font-face style:name="FreeMono" svg:font-family="FreeMono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ffff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d9d9d9"/>
      <style:text-properties fo:color="#000000"/>
    </style:style>
    <style:style style:name="ConditionalStyle_5f_3" style:display-name="ConditionalStyle_3" style:family="table-cell" style:parent-style-name="Default">
      <style:table-cell-properties fo:background-color="#38761d"/>
      <style:text-properties fo:color="#38761d"/>
    </style:style>
    <style:style style:name="ConditionalStyle_5f_4" style:display-name="ConditionalStyle_4" style:family="table-cell" style:parent-style-name="Default">
      <style:table-cell-properties fo:background-color="#ff0000"/>
      <style:text-properties fo:color="#ff0000"/>
    </style:style>
    <style:style style:name="Untitled1" style:family="table-cell" style:parent-style-name="Default">
      <style:table-cell-properties fo:background-color="#ffffff"/>
      <style:text-properties fo:color="#ffffff"/>
    </style:style>
    <style:style style:name="Untitled2" style:family="table-cell" style:parent-style-name="Default">
      <style:table-cell-properties fo:background-color="#ffffff"/>
      <style:text-properties fo:color="#ffffff"/>
    </style:style>
    <style:style style:name="Untitled3" style:family="table-cell" style:parent-style-name="Default">
      <style:table-cell-properties fo:background-color="#cccccc"/>
    </style:style>
    <style:style style:name="Untitled4" style:family="table-cell" style:parent-style-name="Default">
      <style:table-cell-properties fo:background-color="#158466"/>
      <style:text-properties fo:color="#158466"/>
    </style:style>
    <style:style style:name="Untitled5" style:family="table-cell" style:parent-style-name="Default">
      <style:table-cell-properties fo:background-color="#ff0000"/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8">00/00/0000</text:date>, <text:time style:data-style-name="N2" text:time-value="15:20:06.657918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" style:display-name="PageStyle_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nsa" style:display-name="PageStyle_prens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" style:display-name="PageStyle_s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dc:date>2022-10-28T16:00:26.930938831</dc:date>
    <meta:editing-duration>PT3H3M13S</meta:editing-duration>
    <meta:editing-cycles>20</meta:editing-cycles>
    <meta:document-statistic meta:table-count="2" meta:cell-count="921" meta:object-count="0"/>
  </office:meta>
</office:document-meta>
</file>